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3.693cm" fo:margin-left="0cm" fo:margin-top="0cm" fo:margin-bottom="0cm" table:align="left" style:writing-mode="lr-tb"/>
    </style:style>
    <style:style style:name="Table5.A" style:family="table-column">
      <style:table-column-properties style:column-width="12.695cm"/>
    </style:style>
    <style:style style:name="Table5.B" style:family="table-column">
      <style:table-column-properties style:column-width="0.998cm"/>
    </style:style>
    <style:style style:name="Table5.1" style:family="table-row">
      <style:table-row-properties style:row-height="1.004cm" fo:keep-together="auto"/>
    </style:style>
    <style:style style:name="Table5.A1" style:family="table-cell">
      <style:table-cell-properties fo:padding-left="0.173cm" fo:padding-right="0.191cm" fo:padding-top="0cm" fo:padding-bottom="0cm" fo:border="0.5pt solid #000000"/>
    </style:style>
    <style:style style:name="Table5.B1" style:family="table-cell">
      <style:table-cell-properties style:vertical-align="middle" fo:padding-left="0.173cm" fo:padding-right="0.191cm" fo:padding-top="0cm" fo:padding-bottom="0cm" fo:border="0.5pt solid #000000"/>
    </style:style>
    <style:style style:name="Table5.2" style:family="table-row">
      <style:table-row-properties style:row-height="1.224cm" fo:keep-together="auto"/>
    </style:style>
    <style:style style:name="Table5.3" style:family="table-row">
      <style:table-row-properties style:min-row-height="0.944cm" fo:keep-together="auto"/>
    </style:style>
    <style:style style:name="Table5.7" style:family="table-row">
      <style:table-row-properties style:row-height="2.143cm" fo:keep-together="auto"/>
    </style:style>
    <style:style style:name="Table5.8" style:family="table-row">
      <style:table-row-properties style:row-height="1.365cm" fo:keep-together="auto"/>
    </style:style>
    <style:style style:name="Table6" style:family="table">
      <style:table-properties style:width="14.644cm" fo:margin-left="0cm" fo:margin-top="0cm" fo:margin-bottom="0cm" table:align="left" style:writing-mode="lr-tb"/>
    </style:style>
    <style:style style:name="Table6.A" style:family="table-column">
      <style:table-column-properties style:column-width="12.222cm"/>
    </style:style>
    <style:style style:name="Table6.B" style:family="table-column">
      <style:table-column-properties style:column-width="2.42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3" style:family="table-row">
      <style:table-row-properties style:min-row-height="1.898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weight="normal" fo:background-color="#c0c0c0" style:font-size-asian="12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/>
      <style:text-properties style:font-name="Arial" fo:font-size="12pt" fo:language="en" fo:country="GB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fo:color="#000000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ff0000" style:font-name="Arial" fo:font-size="12pt" fo:language="fr" fo:country="CA" fo:font-weight="normal" style:font-size-asian="12pt" style:font-weight-asian="normal" style:font-name-complex="Arial1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size-complex="12pt" style:font-weight-complex="normal"/>
    </style:style>
    <style:style style:name="P15" style:family="paragraph" style:parent-style-name="APA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fo:language="en" fo:country="GB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P16" style:family="paragraph" style:parent-style-name="APA">
      <style:paragraph-properties fo:margin-left="0cm" fo:margin-right="0cm" fo:margin-top="0cm" fo:margin-bottom="0cm" loext:contextual-spacing="false" fo:line-height="100%" fo:text-indent="0cm" style:auto-text-indent="false" fo:break-before="pag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>
        <style:tab-stops>
          <style:tab-stop style:position="0.87cm"/>
        </style:tab-stops>
      </style:paragraph-properties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22" style:family="paragraph" style:parent-style-name="Standard" style:list-style-name="WWNum1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style:font-name="Arial" fo:font-size="12pt" fo:language="en" fo:country="GB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/>
      <style:text-properties fo:color="#000000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Arial" fo:font-size="12pt" fo:language="en" fo:country="GB" fo:font-weight="normal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7" style:family="paragraph" style:parent-style-name="APA" style:master-page-name="Standard">
      <style:paragraph-properties fo:margin-left="0cm" fo:margin-right="0cm" fo:margin-top="0cm" fo:margin-bottom="0cm" loext:contextual-spacing="false" fo:line-height="100%" fo:text-indent="0cm" style:auto-text-indent="false" style:page-number="auto"/>
    </style:style>
    <style:style style:name="T1" style:family="text">
      <style:text-properties style:font-name="Arial" fo:font-size="12pt" fo:language="en" fo:country="GB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language="fr" fo:country="CA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" fo:font-size="12pt" fo:language="fr" fo:country="CA" fo:font-weight="normal" style:font-size-asian="12pt" style:font-weight-asian="normal" style:font-name-complex="Arial1" style:font-size-complex="12pt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4">Participant Consent Form</text:span><text:span text:style-name="T5"><text:tab/><text:tab/><text:tab/></text:span><text:span text:style-name="T4">Participant code:<text:tab/><text:tab/></text:span></text:p>
      <text:p text:style-name="P11"/>
      <text:p text:style-name="P2">Please initial each box to confirm the following:</text:p>
      <text:p text:style-name="P2"/>
      <text:p text:style-name="P2"><draw:frame draw:style-name="fr1" draw:name="Frame1" text:anchor-type="paragraph" svg:x="-0.173cm" svg:y="0.002cm" svg:width="13.693cm" draw:z-index="0"><draw:text-box fo:min-height="0.041cm"><table:table table:name="Table5" table:style-name="Table5"><table:table-column table:style-name="Table5.A"/><table:table-column table:style-name="Table5.B"/><table:table-row table:style-name="Table5.1"><table:table-cell table:style-name="Table5.A1" office:value-type="string"><text:p text:style-name="P3">I have read the information sheet.</text:p></table:table-cell><table:table-cell table:style-name="Table5.B1" office:value-type="string"><text:p text:style-name="P4"/></table:table-cell></table:table-row><table:table-row table:style-name="Table5.2"><table:table-cell table:style-name="Table5.A1" office:value-type="string"><text:p text:style-name="P3">I have had an opportunity to ask questions and discuss this study.</text:p></table:table-cell><table:table-cell table:style-name="Table5.B1" office:value-type="string"><text:p text:style-name="P4"/></table:table-cell></table:table-row><table:table-row table:style-name="Table5.3"><table:table-cell table:style-name="Table5.A1" office:value-type="string"><text:p text:style-name="P3">I have received satisfactory answers to my questions.</text:p></table:table-cell><table:table-cell table:style-name="Table5.B1" office:value-type="string"><text:p text:style-name="P4"/></table:table-cell></table:table-row><table:table-row table:style-name="Table5.3"><table:table-cell table:style-name="Table5.A1" office:value-type="string"><text:p text:style-name="P3">I have received enough information about the study.</text:p></table:table-cell><table:table-cell table:style-name="Table5.B1" office:value-type="string"><text:p text:style-name="P4"/></table:table-cell></table:table-row><table:table-row table:style-name="Table5.3"><table:table-cell table:style-name="Table5.A1" office:value-type="string"><text:p text:style-name="P3">I have completed the screening questionnaire.</text:p></table:table-cell><table:table-cell table:style-name="Table5.B1" office:value-type="string"><text:p text:style-name="P4"/></table:table-cell></table:table-row><table:table-row table:style-name="Table5.3"><table:table-cell table:style-name="Table5.A1" office:value-type="string"><text:p text:style-name="P3">Who have you spoken to? Name _____________________</text:p></table:table-cell><table:table-cell table:style-name="Table5.B1" office:value-type="string"><text:p text:style-name="P4"/></table:table-cell></table:table-row><table:table-row table:style-name="Table5.7"><table:table-cell table:style-name="Table5.A1" office:value-type="string"><text:p text:style-name="P3">I understand that I am free to leave the study:</text:p><text:list xml:id="list3336360299" text:style-name="WWNum1"><text:list-item><text:p text:style-name="P22">at any time </text:p></text:list-item><text:list-item><text:p text:style-name="P22">without having to give a reason for leaving </text:p></text:list-item></text:list></table:table-cell><table:table-cell table:style-name="Table5.B1" office:value-type="string"><text:h text:style-name="P14" text:outline-level="1"/></table:table-cell></table:table-row><table:table-row table:style-name="Table5.8"><table:table-cell table:style-name="Table5.A1" office:value-type="string"><text:p text:style-name="P3">I wish to be contacted about future research studies at the University of </text:p></table:table-cell><table:table-cell table:style-name="Table5.B1" office:value-type="string"><text:h text:style-name="P14" text:outline-level="1"/></table:table-cell></table:table-row></table:table></draw:text-box></draw:frame></text:p>
      <text:p text:style-name="P2">I confirm that I have read the consent form and have completed the above questionnaire. The nature, purpose and possible consequences of the procedures have been explained. I understand that I may withdraw from the study at any time. I confirm that I have been through the safety screening procedures, and that I am happy to participate in this study. </text:p>
      <text:p text:style-name="P2"/>
      <text:p text:style-name="P12">Please note: All data arising from this study will be held and used in accordance with the Data Protection Act (2018). The results if the study will not be made available in a way which could reveal the identity of individuals.</text:p>
      <text:p text:style-name="P12"/>
      <text:p text:style-name="P1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">Name in capital letters:</text:p>
            <text:p text:style-name="P6"/>
          </table:table-cell>
          <table:covered-table-cell/>
        </table:table-row>
        <table:table-row table:style-name="Table6.1">
          <table:table-cell table:style-name="Table6.A1" office:value-type="string">
            <text:p text:style-name="P3">Signature:</text:p>
            <text:p text:style-name="P3"/>
            <text:p text:style-name="P3"/>
          </table:table-cell>
          <table:table-cell table:style-name="Table6.A1" office:value-type="string">
            <text:p text:style-name="P3">Date:</text:p>
          </table:table-cell>
        </table:table-row>
        <table:table-row table:style-name="Table6.3">
          <table:table-cell table:style-name="Table6.A1" office:value-type="string">
            <text:p text:style-name="P3">Researcher witness:</text:p>
            <text:p text:style-name="P3">Print Name: <text:s text:c="36"/>Signature: </text:p>
            <text:p text:style-name="P3"/>
          </table:table-cell>
          <table:table-cell table:style-name="Table6.A1" office:value-type="string">
            <text:p text:style-name="P3">Date: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language-asian="en" style:country-asian="US" style:font-size-complex="10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_32_AutoList1" style:display-name="2AutoList1" style:family="paragraph" style:default-outline-level="">
      <style:paragraph-properties fo:margin-left="2.54cm" fo:margin-right="0cm" fo:margin-top="0cm" fo:margin-bottom="0cm" loext:contextual-spacing="false" fo:text-align="justify" style:justify-single-word="false" fo:orphans="0" fo:widows="0" fo:text-indent="-1.27cm" style:auto-text-indent="false" style:writing-mode="lr-tb">
        <style:tab-stops>
          <style:tab-stop style:position="1.27cm"/>
          <style:tab-stop style:position="2.5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A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orphans="0" fo:widows="0" fo:text-indent="1.27cm" style:auto-text-indent="false"/>
      <style:text-properties fo:language="en" fo:country="GB" style:text-underline-style="solid" style:text-underline-width="auto" style:text-underline-color="font-color" fo:font-weight="bold" style:language-asian="en" style:country-asian="US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orphans="0" fo:widows="0" fo:text-indent="1.27cm" style:auto-text-indent="false"/>
      <style:text-properties style:language-asian="en" style:country-asian="US" style:font-size-complex="10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language-asian="en" style:country-asian="US" style:font-size-complex="8pt"/>
    </style:style>
    <style:style style:name="APA" style:family="paragraph" style:parent-style-name="Standard" style:default-outline-level="">
      <style:paragraph-properties fo:line-height="150%"/>
      <style:text-properties style:language-asian="de" style:country-asian="D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n" fo:country="US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normal" style:font-size-asian="11pt"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2T12:44:00</meta:creation-date>
    <meta:initial-creator>Pia Rotshtein</meta:initial-creator>
    <dc:language>en-GB</dc:language>
    <meta:print-date>1900-01-01T00:00:00</meta:print-date>
    <dc:date>2023-10-13T10:20:26.034155272</dc:date>
    <meta:editing-cycles>7</meta:editing-cycles>
    <dc:title>Wednesday, 01 March 2006</dc:title>
    <meta:editing-duration>PT7M13S</meta:editing-duration>
    <meta:generator>LibreOffice/6.0.7.3$Linux_X86_64 LibreOffice_project/00m0$Build-3</meta:generator>
    <meta:document-statistic meta:table-count="2" meta:image-count="0" meta:object-count="0" meta:page-count="1" meta:paragraph-count="20" meta:word-count="209" meta:character-count="1274" meta:non-whitespace-character-count="1042"/>
    <meta:user-defined meta:name="AppVersion">15.0000</meta:user-defined>
    <meta:user-defined meta:name="Company">University of Birmingham</meta:user-defined>
    <meta:user-defined meta:name="ContentTypeId">0x010100D5EEC7DD3314264883B5377C7328DF13</meta:user-defined>
    <meta:user-defined meta:name="DocSecurity" meta:value-type="float">0</meta:user-defined>
    <meta:user-defined meta:name="GrammarlyDocumentId" meta:value-type="string">7e92c2553668803381c9b014113cd4debada0c9c0c204df22d53eb1b7e75846a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oB_template" xlink:href=""/>
  </office:meta>
</office:document-meta>
</file>